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4786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937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7248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98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504767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9621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157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18228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0457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0767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01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83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3953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3011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00355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44909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2841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6786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152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42331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7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2067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793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583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9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095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800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256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989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91519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1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9101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99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3253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931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20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9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32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2461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582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7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6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751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927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357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8939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/>
        </table:table-row>
        <table:table-row table:style-name="ro1">
          <table:table-cell office:value-type="string" calcext:value-type="string">
            <text:p>Q1976109</text:p>
          </table:table-cell>
          <table:table-cell/>
        </table:table-row>
        <table:table-row table:style-name="ro1">
          <table:table-cell office:value-type="string" calcext:value-type="string">
            <text:p>Q3206142</text:p>
          </table:table-cell>
          <table:table-cell/>
        </table:table-row>
        <table:table-row table:style-name="ro1">
          <table:table-cell office:value-type="string" calcext:value-type="string">
            <text:p>Q6537700</text:p>
          </table:table-cell>
          <table:table-cell/>
        </table:table-row>
        <table:table-row table:style-name="ro1">
          <table:table-cell office:value-type="string" calcext:value-type="string">
            <text:p>Q1327461</text:p>
          </table:table-cell>
          <table:table-cell/>
        </table:table-row>
        <table:table-row table:style-name="ro1">
          <table:table-cell office:value-type="string" calcext:value-type="string">
            <text:p>Q19866666</text:p>
          </table:table-cell>
          <table:table-cell/>
        </table:table-row>
        <table:table-row table:style-name="ro1">
          <table:table-cell office:value-type="string" calcext:value-type="string">
            <text:p>Q632346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052115</text:p>
          </table:table-cell>
          <table:table-cell/>
        </table:table-row>
        <table:table-row table:style-name="ro1">
          <table:table-cell office:value-type="string" calcext:value-type="string">
            <text:p>Q1271424</text:p>
          </table:table-cell>
          <table:table-cell/>
        </table:table-row>
        <table:table-row table:style-name="ro1">
          <table:table-cell office:value-type="string" calcext:value-type="string">
            <text:p>Q194152</text:p>
          </table:table-cell>
          <table:table-cell/>
        </table:table-row>
        <table:table-row table:style-name="ro1">
          <table:table-cell office:value-type="string" calcext:value-type="string">
            <text:p>Q55632839</text:p>
          </table:table-cell>
          <table:table-cell/>
        </table:table-row>
        <table:table-row table:style-name="ro1">
          <table:table-cell office:value-type="string" calcext:value-type="string">
            <text:p>Q4200770</text:p>
          </table:table-cell>
          <table:table-cell/>
        </table:table-row>
        <table:table-row table:style-name="ro1">
          <table:table-cell office:value-type="string" calcext:value-type="string">
            <text:p>Q17165062</text:p>
          </table:table-cell>
          <table:table-cell/>
        </table:table-row>
        <table:table-row table:style-name="ro1">
          <table:table-cell office:value-type="string" calcext:value-type="string">
            <text:p>Q3206140</text:p>
          </table:table-cell>
          <table:table-cell/>
        </table:table-row>
        <table:table-row table:style-name="ro1">
          <table:table-cell office:value-type="string" calcext:value-type="string">
            <text:p>Q5412773</text:p>
          </table:table-cell>
          <table:table-cell/>
        </table:table-row>
        <table:table-row table:style-name="ro1">
          <table:table-cell office:value-type="string" calcext:value-type="string">
            <text:p>Q16964945</text:p>
          </table:table-cell>
          <table:table-cell/>
        </table:table-row>
        <table:table-row table:style-name="ro1">
          <table:table-cell office:value-type="string" calcext:value-type="string">
            <text:p>Q7072641</text:p>
          </table:table-cell>
          <table:table-cell/>
        </table:table-row>
        <table:table-row table:style-name="ro1">
          <table:table-cell office:value-type="string" calcext:value-type="string">
            <text:p>Q15028</text:p>
          </table:table-cell>
          <table:table-cell/>
        </table:table-row>
        <table:table-row table:style-name="ro1">
          <table:table-cell office:value-type="string" calcext:value-type="string">
            <text:p>Q37033</text:p>
          </table:table-cell>
          <table:table-cell/>
        </table:table-row>
        <table:table-row table:style-name="ro1">
          <table:table-cell office:value-type="string" calcext:value-type="string">
            <text:p>Q515701</text:p>
          </table:table-cell>
          <table:table-cell/>
        </table:table-row>
        <table:table-row table:style-name="ro1">
          <table:table-cell office:value-type="string" calcext:value-type="string">
            <text:p>Q54872</text:p>
          </table:table-cell>
          <table:table-cell/>
        </table:table-row>
        <table:table-row table:style-name="ro1">
          <table:table-cell office:value-type="string" calcext:value-type="string">
            <text:p>Q96397500</text:p>
          </table:table-cell>
          <table:table-cell/>
        </table:table-row>
        <table:table-row table:style-name="ro1">
          <table:table-cell office:value-type="string" calcext:value-type="string">
            <text:p>Q233015</text:p>
          </table:table-cell>
          <table:table-cell/>
        </table:table-row>
        <table:table-row table:style-name="ro1">
          <table:table-cell office:value-type="string" calcext:value-type="string">
            <text:p>Q21605525</text:p>
          </table:table-cell>
          <table:table-cell/>
        </table:table-row>
        <table:table-row table:style-name="ro1">
          <table:table-cell office:value-type="string" calcext:value-type="string">
            <text:p>Q24589734</text:p>
          </table:table-cell>
          <table:table-cell/>
        </table:table-row>
        <table:table-row table:style-name="ro1">
          <table:table-cell office:value-type="string" calcext:value-type="string">
            <text:p>Q780920</text:p>
          </table:table-cell>
          <table:table-cell/>
        </table:table-row>
        <table:table-row table:style-name="ro1">
          <table:table-cell office:value-type="string" calcext:value-type="string">
            <text:p>Q2115</text:p>
          </table:table-cell>
          <table:table-cell/>
        </table:table-row>
      </table:table>
      <table:table table:name="Swimming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table table:name="LGBT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5139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79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3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766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47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290521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91637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320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932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7432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080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419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7556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7376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00143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13444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7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1028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763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0742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286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496945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6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7216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6626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1352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835459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50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980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6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9609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541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8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2717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4933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2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65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578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38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2826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254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85486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00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129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83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7572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62591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374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4086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901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46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15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421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28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1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4819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35319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892920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80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3099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10446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4040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6763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2428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102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659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341679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06417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495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228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085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91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436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6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096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1482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83261</text:p>
          </table:table-cell>
          <table:table-cell office:value-type="string" calcext:value-type="string">
            <text:p>Q208</text:p>
          </table:table-cell>
        </table:table-row>
      </table:table>
      <table:table table:name="Mental_Health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730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20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290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138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4914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2539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4721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8069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2004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4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3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34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5365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28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053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12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1101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48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3265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04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902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284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708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3738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3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17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12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990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40318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50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2888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0978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26090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24742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56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7493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56726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8421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58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1374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17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87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801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10082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34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2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63342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94551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99823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0091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6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7168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694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65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4384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012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966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5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7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27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90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2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2886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964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274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19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2887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6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4715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6091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6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842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5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03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4194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10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3402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44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5003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7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020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674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0047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778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4043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5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1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63545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6581</text:p>
          </table:table-cell>
          <table:table-cell office:value-type="string" calcext:value-type="string">
            <text:p>Q210</text:p>
          </table:table-cell>
        </table:table-row>
      </table:table>
      <table:table table:name="Bicycle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73225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634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2479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7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713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17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4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7653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83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6077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8029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4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284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0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19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939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8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83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145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7377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1139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3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24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50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238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8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92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812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5031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321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4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7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956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598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5551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2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575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540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02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1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2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8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9323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953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609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38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1295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6322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320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145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010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3086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86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02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381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037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5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17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6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460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206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58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6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094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6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980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8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09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59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88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91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273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926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926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63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361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94512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072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403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4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280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64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511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6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99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478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6079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2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6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11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2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708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90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676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2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03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03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4481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3496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36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409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686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862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7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96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7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94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8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809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850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242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03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7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53042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009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14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811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4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27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9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2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484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30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6642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985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34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2600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28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27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6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74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41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44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7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1932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571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38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510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64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7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0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15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241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012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03820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73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57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674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633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567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7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75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0826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758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9798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7185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98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8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3550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60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15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5891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05984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5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60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74489</text:p>
          </table:table-cell>
          <table:table-cell office:value-type="string" calcext:value-type="string">
            <text:p>Q207</text:p>
          </table:table-cell>
        </table:table-row>
      </table:table>
      <table:table table:name="Literatura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233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86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09940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3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65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1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934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7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240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9990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474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316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4311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842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0059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55035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70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8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68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46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3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89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6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00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811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7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216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3877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1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27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55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57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29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11194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4984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7811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727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192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347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6139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0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2875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377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642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44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8350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100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7045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27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7670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40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60808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5851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8632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010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5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0802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21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049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3260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498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31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5717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803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36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889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65759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488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9803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2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45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257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684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6440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6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292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01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9393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05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664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085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7591</text:p>
          </table:table-cell>
          <table:table-cell office:value-type="string" calcext:value-type="string">
            <text:p>Q200</text:p>
          </table:table-cell>
        </table:table-row>
      </table:table>
      <table:table table:name="Orkestr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79860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124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97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074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202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316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39823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99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3203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3360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82419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16719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99712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140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6027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785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074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9517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29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814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99712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6704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4092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293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948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814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293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948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42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082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260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50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82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6638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731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504317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56894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9029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202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4955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99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3203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260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5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881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47369</text:p>
          </table:table-cell>
          <table:table-cell office:value-type="string" calcext:value-type="string">
            <text:p>Q202</text:p>
          </table:table-cell>
        </table:table-row>
      </table:table>
      <table:table table:name="Astrologia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359258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36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049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59258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3920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60630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00013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46013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64599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3539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49167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06891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47646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26687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987584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4025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2495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99473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02251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57736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80647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544969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66482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74716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7558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62764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79502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206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401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921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170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5981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406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439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439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9418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427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211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5419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17434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804361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7892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297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53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36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3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8628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8324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8367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4319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8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530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727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769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049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06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5564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77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245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167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61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1633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8515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94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535423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4018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9309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34515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8499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823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9742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86217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6120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8851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37514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6593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687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55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297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738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214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08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06687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5584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1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020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985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79502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685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5600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7613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9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599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619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07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318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2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153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83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527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7940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9099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42562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4542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020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80647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3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662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96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0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8639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206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685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5005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049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64348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72354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765307</text:p>
          </table:table-cell>
          <table:table-cell office:value-type="string" calcext:value-type="string">
            <text:p>Q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2:54:40.871459877</meta:creation-date>
    <dc:date>2022-11-16T14:43:43.617759759</dc:date>
    <meta:editing-duration>PT4H15M29S</meta:editing-duration>
    <meta:editing-cycles>11</meta:editing-cycles>
    <meta:generator>LibreOffice/7.3.6.2$Linux_X86_64 LibreOffice_project/30$Build-2</meta:generator>
    <meta:document-statistic meta:table-count="9" meta:cell-count="2122" meta:object-count="0"/>
    <meta:user-defined meta:name="ProgId">Excel.Sheet</meta:user-defined>
  </office:meta>
</office:document-meta>
</file>